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Helvetica Neue" svg:font-family="'Helvetica Neue', Helvetica, 'Segoe UI', Arial, freesans, sans-serif"/>
    <style:font-face style:name="JetBrains Mono" svg:font-family="'JetBrains Mono', 'Droid Sans Mono', monospace, monospace"/>
    <style:font-face style:name="KaTeX AMS" svg:font-family="'KaTeX AMS'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1">
      <style:paragraph-properties fo:line-height="100%" fo:text-align="start" style:justify-single-word="false"/>
      <style:text-properties fo:font-variant="normal" fo:text-transform="none" fo:color="#000000" loext:opacity="100%" style:font-name="FreeSans" fo:font-size="14pt" fo:letter-spacing="normal" fo:font-style="normal" fo:font-weight="bold" officeooo:rsid="0010ac22" officeooo:paragraph-rsid="000fa4ad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.423cm" style:contextual-spacing="false" fo:line-height="100%" fo:orphans="2" fo:widows="2"/>
      <style:text-properties fo:font-variant="normal" fo:text-transform="none" fo:color="#000000" loext:opacity="100%" style:font-name="FreeSans" fo:font-size="12pt" fo:letter-spacing="normal" fo:font-style="normal" fo:font-weight="normal" officeooo:paragraph-rsid="0010ac22" style:font-size-asian="12pt" style:font-weight-asian="normal" style:font-size-complex="12pt" style:font-weight-complex="normal"/>
    </style:style>
    <style:style style:name="P3" style:family="paragraph" style:parent-style-name="Heading_20_2">
      <style:paragraph-properties fo:margin-top="0cm" fo:margin-bottom="0.423cm" style:contextual-spacing="false" fo:line-height="100%" fo:orphans="2" fo:widows="2"/>
      <style:text-properties fo:font-variant="normal" fo:text-transform="none" fo:color="#000000" loext:opacity="100%" style:font-name="FreeSans" fo:font-size="12pt" fo:letter-spacing="normal" fo:font-style="normal" fo:font-weight="bold" officeooo:paragraph-rsid="0010ac22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.423cm" style:contextual-spacing="false" fo:line-height="100%" fo:orphans="2" fo:widows="2"/>
      <style:text-properties fo:font-variant="normal" fo:text-transform="none" fo:color="#333333" loext:opacity="100%" fo:letter-spacing="normal" officeooo:paragraph-rsid="0011315d"/>
    </style:style>
    <style:style style:name="P5" style:family="paragraph" style:parent-style-name="Text_20_body">
      <style:paragraph-properties fo:margin-top="0cm" fo:margin-bottom="0.423cm" style:contextual-spacing="false" fo:line-height="100%" fo:orphans="2" fo:widows="2"/>
      <style:text-properties fo:font-variant="normal" fo:text-transform="none" fo:color="#333333" loext:opacity="100%" style:font-name="FreeSans" fo:font-size="12pt" fo:letter-spacing="normal" fo:font-style="normal" fo:font-weight="normal" officeooo:paragraph-rsid="0010ac2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423cm" style:contextual-spacing="false" fo:line-height="100%" fo:orphans="2" fo:widows="2"/>
      <style:text-properties fo:font-variant="normal" fo:text-transform="none" fo:color="#333333" loext:opacity="100%" style:font-name="FreeSans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00%" fo:orphans="2" fo:widows="2"/>
      <style:text-properties fo:font-variant="normal" fo:text-transform="none" fo:color="#333333" loext:opacity="100%" style:font-name="FreeSans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423cm" style:contextual-spacing="false" fo:line-height="100%" fo:orphans="2" fo:widows="2"/>
      <style:text-properties fo:font-variant="normal" fo:text-transform="none" fo:color="#333333" loext:opacity="100%" style:font-name="FreeSans" fo:font-size="12pt" fo:letter-spacing="normal" fo:font-style="normal" fo:font-weight="normal" officeooo:paragraph-rsid="0011315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423cm" style:contextual-spacing="false" fo:line-height="100%" fo:orphans="2" fo:widows="2"/>
      <style:text-properties fo:font-variant="normal" fo:text-transform="none" fo:color="#333333" loext:opacity="100%" style:font-name="FreeSans" fo:font-size="12pt" fo:letter-spacing="normal" fo:font-weight="normal" officeooo:paragraph-rsid="0010ac22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.423cm" style:contextual-spacing="false" fo:line-height="100%" fo:orphans="2" fo:widows="2"/>
      <style:text-properties fo:font-variant="normal" fo:text-transform="none" fo:color="#333333" loext:opacity="100%" style:font-name="FreeSans" fo:font-size="12pt" fo:letter-spacing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fo:color="#000000" loext:opacity="100%" style:font-name="FreeSans" fo:font-size="12pt" fo:font-weight="normal" officeooo:rsid="0010ac22" officeooo:paragraph-rsid="000fa4a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officeooo:paragraph-rsid="000fa4ad"/>
    </style:style>
    <style:style style:name="T1" style:family="text">
      <style:text-properties fo:font-style="normal"/>
    </style:style>
    <style:style style:name="T2" style:family="text">
      <style:text-properties fo:font-style="normal" officeooo:rsid="0011315d"/>
    </style:style>
    <style:style style:name="T3" style:family="text">
      <style:text-properties fo:font-variant="normal" fo:text-transform="none" fo:color="#000000" loext:opacity="100%" style:font-name="FreeSans" fo:font-size="12pt" fo:letter-spacing="normal" fo:font-style="normal" fo:font-weight="normal" officeooo:rsid="0010ac22" style:font-size-asian="12pt" style:font-weight-asian="normal" style:font-size-complex="12pt" style:font-weight-complex="normal"/>
    </style:style>
    <style:style style:name="T4" style:family="text">
      <style:text-properties officeooo:rsid="0011315d" style:font-name-asian="Noto Serif CJK SC" style:font-name-complex="Lohit Devanagari1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tyle="normal"/>
    </style:style>
    <style:style style:name="T7" style:family="text">
      <style:text-properties fo:color="#000000" loext:opacity="100%" officeooo:rsid="0011315d"/>
    </style:style>
    <style:style style:name="T8" style:family="text">
      <style:text-properties officeooo:rsid="0011315d"/>
    </style:style>
    <style:style style:name="T9" style:family="text">
      <style:text-properties style:font-name="FreeSans" fo:font-size="12pt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style:font-name="FreeSans" fo:font-size="12pt" fo:font-style="normal" fo:font-weight="normal" officeooo:rsid="0011315d" style:font-size-asian="12pt" style:font-weight-asian="normal" style:font-size-complex="12pt" style:font-weight-complex="normal"/>
    </style:style>
    <style:style style:name="T11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Exercício 3</text:h>
      <text:p text:style-name="P12"><text:span text:style-name="T3"/></text:p>
      <text:h text:style-name="P3" text:outline-level="2"><text:bookmark text:name="1---o-conjunto-verdade-das-proposicoes-nos-numeros-naturais"/>1 - o conjunto verdade das proposições nos números naturais</text:h>
      <text:h text:style-name="P2" text:outline-level="2">A)<text:bookmark text:name="-px--x--2--7-"/> P(x) = x + 2 &gt; 7</text:h>
      <text:p text:style-name="P5">{x ∈ N ∣ x &gt; 5}</text:p>
      <text:p text:style-name="P5"/>
      <text:p text:style-name="P5"><text:span text:style-name="T5">B)</text:span><text:bookmark text:name="-px--x--5--3-"/><text:span text:style-name="T5"> P(x) = x + 5 &lt; 3</text:span></text:p>
      <text:p text:style-name="P9">∅</text:p>
      <text:p text:style-name="P9"/>
      <text:p text:style-name="P9"><text:span text:style-name="T6">C)</text:span><text:bookmark text:name="-px--x--5--1-"/><text:span text:style-name="T6"> P(x) = x + 5 &gt; 1</text:span></text:p>
      <text:p text:style-name="P6">N</text:p>
      <text:p text:style-name="P6"/>
      <text:h text:style-name="P3" text:outline-level="2"><text:bookmark text:name="2---seja-a--1-2-3-4-5-determine-o-valor-logico-das-afirmacoes"/>2 - seja A = {1, 2, 3, 4, 5} determine o valor logico das afirmações</text:h>
      <text:h text:style-name="P2" text:outline-level="2">A)<text:bookmark text:name="-p--exists-x-in-a--x--3--10-"/> P = ∃ x ∈ A ∣ x + 3 = 10</text:h>
      <text:p text:style-name="P4"><text:span text:style-name="T10">x</text:span><text:span text:style-name="T9"> = 7 <text:s/>∧ 7 </text:span>∉ <text:span text:style-name="T9">A ⟹ P = F</text:span></text:p>
      <text:p text:style-name="P5"/>
      <text:p text:style-name="P5"><text:span text:style-name="T5">B)</text:span><text:bookmark text:name="-p--exists-x-in-a--x--3--5-"/><text:span text:style-name="T5"> P = ∃ x ∈ A ∣ x + 3 &lt; 5</text:span></text:p>
      <text:p text:style-name="P5">x &lt; 2 ∧ 1 &lt; 2 ∧ 1 ∈ A ⟹ P = V</text:p>
      <text:p text:style-name="P5"/>
      <text:p text:style-name="P8"><text:span text:style-name="T5">C)</text:span><text:bookmark text:name="-p--exists-x-in-a--x--3--10--1"/><text:span text:style-name="T5"> P = ∃ x ∈ A ∣ x + 3 &lt; </text:span><text:span text:style-name="T7">1</text:span><text:span text:style-name="T5">0</text:span></text:p>
      <text:p text:style-name="P5">x &lt; 7 ∧ x &lt; 7 ∀ x ∈ A ⟹ P = V</text:p>
      <text:p text:style-name="P5"/>
      <text:p text:style-name="P5"><text:span text:style-name="T5">D)</text:span><text:bookmark text:name="-p--exists-x-in-a--x--3-leq-7-"/><text:span text:style-name="T5"> P = ∃ x ∈ A ∣ x + 3 ≤ 7</text:span></text:p>
      <text:p text:style-name="P6">x ≤ 4 ∧ x ≤ 4 ∀ x ∈ B := {1, 2, 3, 4} ∧ A ∪ B = ∅ ⟹ P = V</text:p>
      <text:p text:style-name="P6"/>
      <text:h text:style-name="P3" text:outline-level="2"><text:bookmark text:name="3---seja-b--1-2-3-determine-o-valor-logico-das-afirmacoes"/>3 - seja B = {1, 2, 3} determine o valor logico das afirmações</text:h>
      <text:h text:style-name="P2" text:outline-level="2">A)<text:bookmark text:name="-p--exists-x-forall-y--q--x2--y--1--v-"/> P = ∃ x ∀ y ∣ Q := x 2 &lt; y + 1 = V</text:h>
      <text:p text:style-name="P6">y = 1 ∧ x = 1<text:span text:style-name="T11"> </text:span>satisfaz Q</text:p>
      <text:p text:style-name="P6">y = 2 ∧ x = 1 satisfaz Q</text:p>
      <text:p text:style-name="P6"><text:soft-page-break/>y = 3 ∧ x = 1 satisfaz Q</text:p>
      <text:p text:style-name="P10">∴ ∀ <text:span text:style-name="T1">y ∈ B , ∃ x ∈ B ∣ x 2 &lt; y + 1</text:span></text:p>
      <text:p text:style-name="P9">⟹<text:span text:style-name="T1">P = V</text:span></text:p>
      <text:p text:style-name="P9"/>
      <text:p text:style-name="P9"><text:span text:style-name="T6">B)</text:span><text:bookmark text:name="-p--forall-x-exists-y--q--x2--y2--12--v-"/><text:span text:style-name="T6"> P = ∀ x ∃ y ∣ Q : = x² + y² &lt; 12 = V </text:span></text:p>
      <text:p text:style-name="P6">x = 1 ∧ y = 1 satisfaz Q</text:p>
      <text:p text:style-name="P6">x = 2 ∧ y = 1 satisfaz Q</text:p>
      <text:p text:style-name="P6">x = 3 ∧ y = 1 satisfaz Q</text:p>
      <text:p text:style-name="P10">∴ ∀ <text:span text:style-name="T1">x ∈ B , ∃ y ∈ B ∣ x</text:span><text:span text:style-name="T2">²</text:span><text:span text:style-name="T1"> + y² &lt; 12</text:span></text:p>
      <text:p text:style-name="P9">⟹<text:span text:style-name="T1">P = V</text:span></text:p>
      <text:p text:style-name="P9"/>
      <text:p text:style-name="P9"><text:span text:style-name="T6">C)</text:span><text:bookmark text:name="-p--forall-x-forall-y--q--x2--y2--12--v-"/><text:span text:style-name="T6"> P = ∀ x ∀ y ∣ Q : = x² + y² &lt; 1 2 = V</text:span></text:p>
      <text:p text:style-name="P6">x = 3 ∧ y = 3 não satisfaz Q</text:p>
      <text:p text:style-name="P10">∴ ∃ <text:span text:style-name="T1">x ∈ B ∣ ∃ y ∈ B ∣ x² + y² &gt; 12</text:span></text:p>
      <text:p text:style-name="P10">⟹<text:span text:style-name="T1">P = F</text:span></text:p>
      <text:p text:style-name="P10"/>
      <text:h text:style-name="P3" text:outline-level="2"><text:bookmark text:name="4---negue-as-afirmacoes"/>4 - negue as afirma<text:span text:style-name="T8">ç</text:span><text:span text:style-name="T4">õ</text:span>es</text:h>
      <text:h text:style-name="P2" text:outline-level="2">A)<text:bookmark text:name="todos-os-estudantes-moram-em-dormit%C3%B3rios"/> Todos os estudantes moram em dormitórios</text:h>
      <text:p text:style-name="P5">Existe pelo menos um estudante que não mora em dormitório</text:p>
      <text:p text:style-name="P5"/>
      <text:p text:style-name="P5"><text:span text:style-name="T5">B)</text:span><text:bookmark text:name="todos-os-grandes-f%C3%ADsicos-s%C3%A3o-do-sexo-masculino"/><text:span text:style-name="T5"> Todos os grandes físicos são do sexo masculino</text:span></text:p>
      <text:p text:style-name="P5">Existe pelo menos um físico que não é do sexo masculino</text:p>
      <text:p text:style-name="P5"/>
      <text:p text:style-name="P5"><text:span text:style-name="T5">C)</text:span><text:bookmark text:name="alguns-estudantes-t%C3%AAm-22-anos-de-idade-ou-mais"/><text:span text:style-name="T5"> Alguns estudantes têm 22 anos de idade ou mais</text:span></text:p>
      <text:p text:style-name="P5">Não existe nenhum estudante que tenha menos de 22 anos</text:p>
      <text:p text:style-name="P5"/>
      <text:p text:style-name="P5"><text:span text:style-name="T5">D)</text:span><text:bookmark text:name="se-o-professor-est%C3%A1-ausente-ent%C3%A3o-alguns-estudantes-n%C3%A3o-terminam-seu-projeto"/><text:span text:style-name="T5"> Se o professor está ausente, então alguns estudantes não terminam seu projeto</text:span></text:p>
      <text:p text:style-name="P5">Se o professor esta presente então todos os alunos terminam seu projeto</text:p>
      <text:p text:style-name="P5"/>
      <text:p text:style-name="P5"><text:soft-page-break/><text:span text:style-name="T5">E)</text:span><text:bookmark text:name="todos-os-estudantes-terminaram-seu-projeto-e-o-professor-est%C3%A1-presente"/><text:span text:style-name="T5"> Todos os estudantes terminaram seu projeto e o professor está presente</text:span></text:p>
      <text:p text:style-name="P5">Existe pelo menos um aluno que não terminou o projeto ou o professor não esta presente</text:p>
      <text:p text:style-name="P5"/>
      <text:p text:style-name="P5"><text:span text:style-name="T5">F)</text:span><text:bookmark text:name="alguns-estudantes-n%C3%A3o-terminama-o-seu-projeto-ou-o-professor-est%C3%A1-ausente"/><text:span text:style-name="T5"> Alguns estudantes não terminam o seu projeto ou o professor está ausente</text:span></text:p>
      <text:p text:style-name="P5">Todos os alunos terminaram seu projeto e o professor esta presente</text:p>
      <text:p text:style-name="P5"/>
      <text:p text:style-name="P9"><text:span text:style-name="T6">G)</text:span><text:bookmark text:name="-exists-x-forall-y-px-y-"/><text:span text:style-name="T6"> </text:span><text:span text:style-name="T5">∃ </text:span><text:span text:style-name="T6">x ∀ y, P(x, y)</text:span></text:p>
      <text:p text:style-name="P9"><text:span text:style-name="T1">∃ y ∣ P(x, y) é falso ∀ x</text:span></text:p>
      <text:p text:style-name="P9"/>
      <text:p text:style-name="P9"><text:span text:style-name="T6">H)</text:span><text:bookmark text:name="-exists-x-forall-y-px-y--1"/><text:span text:style-name="T6"> </text:span><text:span text:style-name="T5">∃ </text:span><text:span text:style-name="T6">x ∀ y, P(x, y)</text:span></text:p>
      <text:p text:style-name="P9">∃ <text:span text:style-name="T1">y ∣ P(x, y) é falso ∀ x</text:span></text:p>
      <text:p text:style-name="P9"/>
      <text:p text:style-name="P9"><text:span text:style-name="T6">I)</text:span><text:bookmark text:name="-exists-x-exists-y-forall-z-px-y-z-"/><text:span text:style-name="T6"> </text:span><text:span text:style-name="T5">∃ </text:span><text:span text:style-name="T6">x ∃ y ∀ z, P(x, y, z)</text:span></text:p>
      <text:p text:style-name="P10">∃ <text:span text:style-name="T1">z ∣ P(x, y, z) é falso ∀ x, y</text:span></text:p>
      <text:p text:style-name="P10"/>
      <text:h text:style-name="P3" text:outline-level="2"><text:bookmark text:name="5---determinar-se-px--x--2--5-%C3%A9-uma-funcao-proposicional-para-os-dominios"/>5 - determinar se P(x) := x + 2 = 5 é uma função proposicional para os domínios</text:h>
      <text:h text:style-name="P2" text:outline-level="2">A)<text:bookmark text:name="-mathbbn-"/> N</text:h>
      <text:p text:style-name="P7">conjunto verdade:</text:p>
      <text:p text:style-name="P6">{3}</text:p>
      <text:p text:style-name="P7">conjunto falsidade:</text:p>
      <text:p text:style-name="P5">N − {3}</text:p>
      <text:p text:style-name="P5"/>
      <text:p text:style-name="P5"><text:span text:style-name="T5">B)</text:span><text:bookmark text:name="-m----x-x-in-mathbbn--"/><text:span text:style-name="T5"> M = {−x ∣ x ∈ N}</text:span></text:p>
      <text:p text:style-name="P7">conjunto verdade:</text:p>
      <text:p text:style-name="P10">∅</text:p>
      <text:p text:style-name="P7">conjunto falsidade:</text:p>
      <text:p text:style-name="P5">M</text:p>
      <text:p text:style-name="P5"/>
      <text:p text:style-name="P5"><text:span text:style-name="T5">C)</text:span><text:bookmark text:name="-mathbbc-"/><text:span text:style-name="T5"> C</text:span></text:p>
      <text:p text:style-name="P7">conjunto verdade:</text:p>
      <text:p text:style-name="P6">{3}</text:p>
      <text:p text:style-name="P7"><text:soft-page-break/>conjunto falsidade:</text:p>
      <text:p text:style-name="P6">C−{3}</text:p>
      <text:h text:style-name="P3" text:outline-level="2"><text:bookmark text:name="6---achar-contra-exemplo-no-conjunto-c-3-5-7-9"/>6 - achar contra exemplo no conjunto C = {3, 5, 7, 9}</text:h>
      <text:h text:style-name="P2" text:outline-level="2">A)<text:bookmark text:name="-x--3-geq-7-forall-x-"/> x + 3 ≥ 7 ∀ x</text:h>
      <text:p text:style-name="P6">3 ∈ C ∧ 3 + 3 &lt; 7</text:p>
      <text:p text:style-name="P6">5 ∈ C ∧ 5 + 3 &gt; 7</text:p>
      <text:p text:style-name="P9">∴ <text:span text:style-name="T1">contra−exemplos={3}</text:span></text:p>
      <text:p text:style-name="P9"/>
      <text:p text:style-name="P9"><text:span text:style-name="T6">B)</text:span><text:bookmark text:name="-x-equiv-1-mod-2--forall-x-"/><text:span text:style-name="T6"> x ≡ 1 mod 2 ∀ x</text:span></text:p>
      <text:p text:style-name="P6">3 = 1 + 1 ∗ 2 ≡ 1 mod 2</text:p>
      <text:p text:style-name="P6">5 = 1 + 2 ∗ 2 ≡ 1 mod 2</text:p>
      <text:p text:style-name="P6">7 = 1 + 3 ∗ 2 ≡ 1 mod 2</text:p>
      <text:p text:style-name="P6">9 = 1 + 4 ∗ 2 ≡ 1 mod 2</text:p>
      <text:p text:style-name="P9">∴ <text:span text:style-name="T8">c</text:span><text:span text:style-name="T1">ontra−exemplos = ∅</text:span></text:p>
      <text:p text:style-name="P9"/>
      <text:p text:style-name="P9"><text:span text:style-name="T6">C)</text:span><text:bookmark text:name="-x-in-mathbbp-forall-x-"/><text:span text:style-name="T6"> x ∈ P ∀ x</text:span></text:p>
      <text:p text:style-name="P6">P ⊂ N ∧ C ⊂ N ∧ ∀ x ∈ C, 2 &lt; x &lt; 10</text:p>
      <text:p text:style-name="P6">D = {x ∈ P ∣ 2 &lt; x &lt; 10} = {3, 5, 7}</text:p>
      <text:p text:style-name="P6">C − D = {9}</text:p>
      <text:p text:style-name="P9">∴ <text:span text:style-name="T1">contra−exemplos = {9}</text:span></text:p>
      <text:p text:style-name="P9"/>
      <text:p text:style-name="P9"><text:span text:style-name="T6">D)</text:span><text:bookmark text:name="-x--x-forall-x-"/><text:span text:style-name="T6"> </text:span><text:span text:style-name="T5">∣ </text:span><text:span text:style-name="T6">x ∣ = x ∀ x</text:span></text:p>
      <text:p text:style-name="P6">C ⊂ N</text:p>
      <text:p text:style-name="P6">D = {x ∈ N ∣ ∣ x ∣ = x} = N</text:p>
      <text:p text:style-name="P6">C − D = ∅</text:p>
      <text:p text:style-name="P10">∴ <text:span text:style-name="T1">contra−exemplos = ∅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Helvetica Neue" svg:font-family="'Helvetica Neue', Helvetica, 'Segoe UI', Arial, freesans, sans-serif"/>
    <style:font-face style:name="JetBrains Mono" svg:font-family="'JetBrains Mono', 'Droid Sans Mono', monospace, monospace"/>
    <style:font-face style:name="KaTeX AMS" svg:font-family="'KaTeX AMS'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1:00:29.256468058</meta:creation-date>
    <dc:date>2023-03-30T21:39:32.104203594</dc:date>
    <meta:editing-duration>PT17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90" meta:word-count="798" meta:character-count="2535" meta:non-whitespace-character-count="1833"/>
  </office:meta>
</office:document-meta>
</file>